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fo:font-weight="bold" officeooo:rsid="001d8593" officeooo:paragraph-rsid="001d8593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bold" officeooo:rsid="001ff241" officeooo:paragraph-rsid="001ff241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8pt" fo:font-weight="bold" officeooo:rsid="001d8593" officeooo:paragraph-rsid="001d8593" style:font-size-asian="28pt" style:font-weight-asian="bold" style:font-size-complex="28pt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paragraph-rsid="001ff241"/>
    </style:style>
    <style:style style:name="P5" style:family="paragraph" style:parent-style-name="Standard">
      <style:text-properties fo:font-size="14pt" officeooo:rsid="00204193" officeooo:paragraph-rsid="001d8593" style:font-size-asian="14pt" style:font-size-complex="14pt"/>
    </style:style>
    <style:style style:name="P6" style:family="paragraph" style:parent-style-name="Standard">
      <style:text-properties fo:font-size="14pt" officeooo:rsid="00286913" officeooo:paragraph-rsid="00286913" style:font-size-asian="14pt" style:font-size-complex="14pt"/>
    </style:style>
    <style:style style:name="P7" style:family="paragraph" style:parent-style-name="Standard">
      <style:text-properties fo:font-size="14pt" fo:font-weight="bold" officeooo:rsid="00286913" officeooo:paragraph-rsid="00286913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28e7a2" officeooo:paragraph-rsid="0028e7a2" style:font-size-asian="14pt" style:font-weight-asian="bold" style:font-size-complex="14pt" style:font-weight-complex="bold"/>
    </style:style>
    <style:style style:name="P9" style:family="paragraph" style:parent-style-name="Standard" style:list-style-name="L1">
      <style:text-properties fo:font-size="14pt" officeooo:rsid="001e5d54" officeooo:paragraph-rsid="001e5d54" style:font-size-asian="14pt" style:font-size-complex="14pt"/>
    </style:style>
    <style:style style:name="P10" style:family="paragraph" style:parent-style-name="Standard" style:list-style-name="L1">
      <style:text-properties fo:font-size="14pt" officeooo:rsid="001d8593" officeooo:paragraph-rsid="001d8593" style:font-size-asian="14pt" style:font-size-complex="14pt"/>
    </style:style>
    <style:style style:name="P11" style:family="paragraph" style:parent-style-name="Standard" style:list-style-name="L1">
      <style:text-properties fo:font-size="14pt" officeooo:rsid="001d8593" officeooo:paragraph-rsid="00207e83" style:font-size-asian="14pt" style:font-size-complex="14pt"/>
    </style:style>
    <style:style style:name="P12" style:family="paragraph" style:parent-style-name="Standard" style:list-style-name="L1">
      <style:text-properties fo:font-size="14pt" officeooo:rsid="001d8593" officeooo:paragraph-rsid="001ff241" style:font-size-asian="14pt" style:font-size-complex="14pt"/>
    </style:style>
    <style:style style:name="P13" style:family="paragraph" style:parent-style-name="Standard" style:list-style-name="L1">
      <style:text-properties fo:font-size="14pt" officeooo:rsid="0021627f" officeooo:paragraph-rsid="001d8593" style:font-size-asian="14pt" style:font-size-complex="14pt"/>
    </style:style>
    <style:style style:name="P14" style:family="paragraph" style:parent-style-name="Standard" style:list-style-name="L1">
      <style:text-properties fo:font-size="14pt" officeooo:rsid="0021627f" officeooo:paragraph-rsid="001ff241" style:font-size-asian="14pt" style:font-size-complex="14pt"/>
    </style:style>
    <style:style style:name="P15" style:family="paragraph" style:parent-style-name="Standard" style:list-style-name="L1">
      <style:text-properties fo:font-size="14pt" officeooo:rsid="002328ea" officeooo:paragraph-rsid="002328ea" style:font-size-asian="14pt" style:font-size-complex="14pt"/>
    </style:style>
    <style:style style:name="P16" style:family="paragraph" style:parent-style-name="Standard" style:list-style-name="L1">
      <style:text-properties fo:font-size="14pt" officeooo:rsid="00204193" officeooo:paragraph-rsid="001d8593" style:font-size-asian="14pt" style:font-size-complex="14pt"/>
    </style:style>
    <style:style style:name="P17" style:family="paragraph" style:parent-style-name="Standard" style:list-style-name="L2">
      <style:text-properties fo:font-size="14pt" officeooo:rsid="00204193" officeooo:paragraph-rsid="0028e7a2" style:font-size-asian="14pt" style:font-size-complex="14pt"/>
    </style:style>
    <style:style style:name="P18" style:family="paragraph" style:parent-style-name="Standard" style:list-style-name="L1">
      <style:text-properties fo:font-size="14pt" officeooo:rsid="00207e83" officeooo:paragraph-rsid="00207e83" style:font-size-asian="14pt" style:font-size-complex="14pt"/>
    </style:style>
    <style:style style:name="P19" style:family="paragraph" style:parent-style-name="Standard" style:list-style-name="L2">
      <style:text-properties fo:font-size="14pt" officeooo:rsid="0028e7a2" officeooo:paragraph-rsid="0028e7a2" style:font-size-asian="14pt" style:font-size-complex="14pt"/>
    </style:style>
    <style:style style:name="P20" style:family="paragraph" style:parent-style-name="Standard">
      <style:text-properties fo:font-size="14pt" officeooo:rsid="0028e7a2" officeooo:paragraph-rsid="0028e7a2" style:font-size-asian="14pt" style:font-size-complex="14pt"/>
    </style:style>
    <style:style style:name="T1" style:family="text">
      <style:text-properties officeooo:rsid="001d8593"/>
    </style:style>
    <style:style style:name="T2" style:family="text">
      <style:text-properties officeooo:rsid="001ff241"/>
    </style:style>
    <style:style style:name="T3" style:family="text">
      <style:text-properties officeooo:rsid="002169f9"/>
    </style:style>
    <style:style style:name="T4" style:family="text">
      <style:text-properties officeooo:rsid="0022eb86"/>
    </style:style>
    <style:style style:name="T5" style:family="text">
      <style:text-properties officeooo:rsid="0024c499"/>
    </style:style>
    <style:style style:name="T6" style:family="text">
      <style:text-properties officeooo:rsid="0026346f"/>
    </style:style>
    <style:style style:name="T7" style:family="text">
      <style:text-properties officeooo:rsid="0026f69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ject Diary</text:p>
      <text:p text:style-name="P2">In short:</text:p>
      <text:p text:style-name="P4">Studying the fairness of information diffusion using influencer selection algorithms in social networks when simulated under complex contagion</text:p>
      <text:p text:style-name="P2"/>
      <text:p text:style-name="P1">Week 1:</text:p>
      <text:p text:style-name="P1"/>
      <text:p text:style-name="P1">TODO:</text:p>
      <text:p text:style-name="P1"/>
      <text:list text:style-name="L1">
        <text:list-item>
          <text:p text:style-name="P9">Problem statement – DONE</text:p>
        </text:list-item>
        <text:list-item>
          <text:p text:style-name="P9">Supervisor agreement – <text:span text:style-name="T2">DONE</text:span></text:p>
        </text:list-item>
        <text:list-item>
          <text:p text:style-name="P10">Python refresher – <text:span text:style-name="T3">DONE</text:span></text:p>
        </text:list-item>
        <text:list-item>
          <text:p text:style-name="P10">Familiarize with:</text:p>
          <text:list>
            <text:list-item>
              <text:p text:style-name="P13">Networkx – <text:span text:style-name="T3">DONE</text:span></text:p>
            </text:list-item>
            <text:list-item>
              <text:p text:style-name="P14">Jupyter notebook<text:span text:style-name="T2">s - </text:span><text:span text:style-name="T4">DONE</text:span></text:p>
            </text:list-item>
          </text:list>
        </text:list-item>
        <text:list-item>
          <text:p text:style-name="P11">Understand the 4 heuristics (we might drop k-core)</text:p>
          <text:list>
            <text:list-item>
              <text:p text:style-name="P15">Generate networks – <text:span text:style-name="T5">DONEish</text:span></text:p>
            </text:list-item>
            <text:list-item>
              <text:p text:style-name="P15">Try out <text:span text:style-name="T6">one </text:span>heuristic – <text:span text:style-name="T6">DONE</text:span></text:p>
            </text:list-item>
            <text:list-item>
              <text:p text:style-name="P15">Try cascade – <text:span text:style-name="T6">DONE</text:span></text:p>
            </text:list-item>
          </text:list>
        </text:list-item>
        <text:list-item>
          <text:p text:style-name="P12">Finish reading paper</text:p>
        </text:list-item>
        <text:list-item>
          <text:p text:style-name="P16">Read up on complex contagion <text:span text:style-name="T1">(Atlas ch 21) - </text:span><text:span text:style-name="T7">DONE</text:span></text:p>
        </text:list-item>
        <text:list-item>
          <text:p text:style-name="P16">Find the networks you want to work with <text:span text:style-name="T1">(2-3)</text:span></text:p>
          <text:list>
            <text:list-item>
              <text:p text:style-name="P16"><text:a xlink:type="simple" xlink:href="https://icon.colorado.edu/networks" text:style-name="Internet_20_link" text:visited-style-name="Visited_20_Internet_20_Link"><text:bookmark text:name="menur7v"/>https://icon.colorado.edu/networks</text:a></text:p>
            </text:list-item>
          </text:list>
        </text:list-item>
        <text:list-item>
          <text:p text:style-name="P16">Get the code up and running</text:p>
          <text:list>
            <text:list-item>
              <text:p text:style-name="P18">Remember to start a repo</text:p>
            </text:list-item>
          </text:list>
        </text:list-item>
        <text:list-item>
          <text:p text:style-name="P16">Different ways of simulating, we’ll probably use the threshold model</text:p>
        </text:list-item>
      </text:list>
      <text:p text:style-name="P5"/>
      <text:p text:style-name="P7">Week 2:</text:p>
      <text:p text:style-name="P8">Meeting notes:</text:p>
      <text:p text:style-name="P6">* expand threshold</text:p>
      <text:p text:style-name="P6">get a real network</text:p>
      <text:p text:style-name="P6">And start experimenting</text:p>
      <text:p text:style-name="P6"/>
      <text:p text:style-name="P6">Add activation count and time to threshold model</text:p>
      <text:p text:style-name="P6"/>
      <text:p text:style-name="P6">Threshold might need to be specific to each network</text:p>
      <text:p text:style-name="P6"/>
      <text:p text:style-name="P6">Don’t go over 10k node or below 1k</text:p>
      <text:p text:style-name="P6">Grab some social networks from ikon</text:p>
      <text:p text:style-name="P6"/>
      <text:p text:style-name="P6">Acquaintance method?</text:p>
      <text:p text:style-name="P6"/>
      <text:p text:style-name="P8"><text:soft-page-break/>TODO:</text:p>
      <text:list text:style-name="L2">
        <text:list-item>
          <text:p text:style-name="P17">Find the networks you want to work with <text:span text:style-name="T1">(2-3)</text:span></text:p>
          <text:list>
            <text:list-item>
              <text:p text:style-name="P17"><text:a xlink:type="simple" xlink:href="https://icon.colorado.edu/networks" text:style-name="Internet_20_link" text:visited-style-name="Visited_20_Internet_20_Link"><text:bookmark text:name="menur7v Copy 1"/>https://icon.colorado.edu/networks</text:a></text:p>
            </text:list-item>
            <text:list-item>
              <text:p text:style-name="P19">1-10k nodes</text:p>
            </text:list-item>
          </text:list>
        </text:list-item>
        <text:list-item>
          <text:p text:style-name="P19">Write script to import networks</text:p>
        </text:list-item>
        <text:list-item>
          <text:p text:style-name="P19">Import the other heuristics</text:p>
        </text:list-item>
        <text:list-item>
          <text:p text:style-name="P19">Try out the threshold model on the networks</text:p>
          <text:list>
            <text:list-item>
              <text:p text:style-name="P19">Threshold and size of seed set might need adjusting</text:p>
            </text:list-item>
            <text:list-item>
              <text:p text:style-name="P19">Try starting around 4 and 5%</text:p>
            </text:list-item>
          </text:list>
        </text:list-item>
        <text:list-item>
          <text:p text:style-name="P19">Try randomizing k</text:p>
          <text:list>
            <text:list-item>
              <text:p text:style-name="P19">Binomial distribution?</text:p>
            </text:list-item>
          </text:list>
        </text:list-item>
        <text:list-item>
          <text:p text:style-name="P19">Start simulating en-masse</text:p>
        </text:list-item>
      </text:list>
      <text:p text:style-name="P20"/>
      <text:p text:style-name="P20">https://snap.stanford.edu/data/ego-Facebook.html</text:p>
      <text:p text:style-name="P6"/>
      <text:p text:style-name="P6"/>
      <text:p text:style-name="P6"/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30T08:40:25.444167381</meta:creation-date>
    <meta:editing-duration>P1DT23H20M40S</meta:editing-duration>
    <meta:editing-cycles>6</meta:editing-cycles>
    <meta:generator>LibreOffice/24.2.7.2$Linux_X86_64 LibreOffice_project/420$Build-2</meta:generator>
    <dc:date>2026-02-09T17:30:07.468967695</dc:date>
    <meta:document-statistic meta:table-count="0" meta:image-count="0" meta:object-count="0" meta:page-count="2" meta:paragraph-count="45" meta:word-count="234" meta:character-count="1379" meta:non-whitespace-character-count="1211"/>
  </office:meta>
</office:document-meta>
</file>